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236in" fo:margin-left="-0.075in" fo:margin-top="0in" fo:margin-bottom="0in" table:align="left" style:writing-mode="lr-tb"/>
    </style:style>
    <style:style style:name="Table1.A" style:family="table-column">
      <style:table-column-properties style:column-width="2.3389in"/>
    </style:style>
    <style:style style:name="Table1.B" style:family="table-column">
      <style:table-column-properties style:column-width="2.8743in"/>
    </style:style>
    <style:style style:name="Table1.C" style:family="table-column">
      <style:table-column-properties style:column-width="1.410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1.6014in" fo:keep-together="auto"/>
    </style:style>
    <style:style style:name="Table1.4" style:family="table-row">
      <style:table-row-properties style:min-row-height="1.2799in" fo:keep-together="auto"/>
    </style:style>
    <style:style style:name="Table1.5" style:family="table-row">
      <style:table-row-properties style:min-row-height="0.9368in" fo:keep-together="auto"/>
    </style:style>
    <style:style style:name="Table1.6" style:family="table-row">
      <style:table-row-properties style:min-row-height="0.2938in"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Times New Roman" fo:font-size="12pt" fo:language="en" fo:country="US" fo:font-weight="bold" style:font-size-asian="12pt" style:font-weight-asian="bold" style:font-name-complex="Times New Roman1" style:font-size-complex="12pt"/>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fo:font-style="italic" style:letter-kerning="false" style:font-name-asian="Calibri1" style:font-size-asian="11pt" style:language-asian="en" style:country-asian="US" style:font-style-asian="italic" style:font-name-complex="Times New Roman1" style:font-size-complex="11pt" style:language-complex="ar" style:country-complex="SA"/>
    </style:style>
    <style:style style:name="P4"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6"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7" style:family="paragraph" style:parent-style-name="Standard">
      <style:paragraph-properties fo:margin-left="0in" fo:margin-right="0in" fo:margin-top="0in" fo:margin-bottom="0in" style:contextual-spacing="false" fo:line-height="100%" fo:text-align="start" style:justify-single-word="false" fo:orphans="2" fo:widows="2" fo:text-indent="0.2201in" style:auto-text-indent="false"/>
      <style:text-properties style:font-name="Times New Roman" fo:font-size="11pt" fo:language="ru" fo:country="RU" style:letter-kerning="false" fo:background-color="transparent" style:font-name-asian="Calibri1" style:font-size-asian="11pt" style:language-asian="en" style:country-asian="US" style:font-name-complex="Times New Roman1" style:font-size-complex="11pt" style:language-complex="ar" style:country-complex="SA"/>
    </style:style>
    <style:style style:name="P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style:font-name="Times New Roman" fo:font-size="11pt" fo:language="ru" fo:country="RU" style:letter-kerning="false" fo:background-color="transparent" style:font-name-asian="Calibri1" style:font-size-asian="11pt" style:language-asian="en" style:country-asian="US" style:font-name-complex="Times New Roman1" style:font-size-complex="11pt" style:language-complex="ar" style:country-complex="SA"/>
    </style:style>
    <style:style style:name="P9" style:family="paragraph" style:parent-style-name="Standard">
      <style:paragraph-properties fo:margin-left="0in" fo:margin-right="0in" fo:margin-top="0in" fo:margin-bottom="0in" style:contextual-spacing="false" fo:line-height="100%" fo:text-align="start" style:justify-single-word="false" fo:orphans="2" fo:widows="2" fo:text-indent="0.2201in" style:auto-text-indent="false"/>
      <style:text-properties style:font-name="Times New Roman" fo:font-size="11pt" fo:language="ru" fo:country="RU" officeooo:paragraph-rsid="00203b85" style:letter-kerning="false" fo:background-color="transparent" style:font-name-asian="Calibri1" style:font-size-asian="11pt" style:language-asian="en" style:country-asian="US" style:font-name-complex="Times New Roman1" style:font-size-complex="11pt" style:language-complex="ar" style:country-complex="SA"/>
    </style:style>
    <style:style style:name="P10" style:family="paragraph" style:parent-style-name="Standard">
      <style:paragraph-properties fo:margin-left="0in" fo:margin-right="0in" fo:margin-top="0in" fo:margin-bottom="0in" style:contextual-spacing="false" fo:line-height="100%" fo:text-align="start" style:justify-single-word="false" fo:orphans="2" fo:widows="2" fo:text-indent="0.2201in" style:auto-text-indent="false"/>
      <style:text-properties style:font-name="Times New Roman" fo:font-size="11pt" fo:language="ru" fo:country="RU" officeooo:paragraph-rsid="002237fc" style:letter-kerning="false" fo:background-color="transparent" style:font-name-asian="Calibri1" style:font-size-asian="11pt" style:language-asian="en" style:country-asian="US" style:font-name-complex="Times New Roman1" style:font-size-complex="11pt" style:language-complex="ar" style:country-complex="SA"/>
    </style:style>
    <style:style style:name="P11" style:family="paragraph" style:parent-style-name="Standard">
      <style:paragraph-properties fo:margin-left="0in" fo:margin-right="0in" fo:margin-top="0in" fo:margin-bottom="0in" style:contextual-spacing="false" fo:line-height="100%" fo:text-align="start" style:justify-single-word="false" fo:orphans="2" fo:widows="2" fo:text-indent="0.2201in" style:auto-text-indent="false"/>
      <style:text-properties style:font-name="Times New Roman" fo:font-size="11pt" fo:language="ru" fo:country="RU" officeooo:paragraph-rsid="00241481" style:letter-kerning="false" fo:background-color="transparent" style:font-name-asian="Calibri1" style:font-size-asian="11pt" style:language-asian="en" style:country-asian="US" style:font-name-complex="Times New Roman1" style:font-size-complex="11pt" style:language-complex="ar" style:country-complex="SA"/>
    </style:style>
    <style:style style:name="P12" style:family="paragraph" style:parent-style-name="Standard">
      <style:paragraph-properties fo:margin-left="0in" fo:margin-right="0in" fo:margin-top="0in" fo:margin-bottom="0in" style:contextual-spacing="false" fo:line-height="100%" fo:text-align="end" style:justify-single-word="false" fo:orphans="2" fo:widows="2" fo:text-indent="0.2201in" style:auto-text-indent="false"/>
      <style:text-properties style:font-name="Times New Roman" fo:font-size="11pt" fo:language="ru" fo:country="RU" officeooo:paragraph-rsid="001fc86f" style:letter-kerning="false" fo:background-color="transparent" style:font-name-asian="Calibri1" style:font-size-asian="11pt" style:language-asian="en" style:country-asian="US" style:font-name-complex="Times New Roman1" style:font-size-complex="11pt" style:language-complex="ar" style:country-complex="SA"/>
    </style:style>
    <style:style style:name="P13" style:family="paragraph" style:parent-style-name="Standard">
      <style:paragraph-properties fo:margin-left="0in" fo:margin-right="0in" fo:margin-top="0in" fo:margin-bottom="0in" style:contextual-spacing="false" fo:line-height="100%" fo:text-align="end" style:justify-single-word="false" fo:orphans="2" fo:widows="2" fo:text-indent="0.2201in" style:auto-text-indent="false"/>
      <style:text-properties style:font-name="Times New Roman" fo:font-size="11pt" fo:language="ru" fo:country="RU" officeooo:paragraph-rsid="00203b85" style:letter-kerning="false" fo:background-color="transparent" style:font-name-asian="Calibri1" style:font-size-asian="11pt" style:language-asian="en" style:country-asian="US" style:font-name-complex="Times New Roman1" style:font-size-complex="11pt" style:language-complex="ar" style:country-complex="SA"/>
    </style:style>
    <style:style style:name="P14" style:family="paragraph" style:parent-style-name="Standard">
      <style:paragraph-properties fo:margin-left="0in" fo:margin-right="0in" fo:margin-top="0in" fo:margin-bottom="0in" style:contextual-spacing="false" fo:line-height="100%" fo:text-align="end" style:justify-single-word="false" fo:orphans="2" fo:widows="2" fo:text-indent="0.2201in" style:auto-text-indent="false"/>
      <style:text-properties style:font-name="Times New Roman" fo:font-size="11pt" fo:language="ru" fo:country="RU" officeooo:paragraph-rsid="002237fc" style:letter-kerning="false" fo:background-color="transparent" style:font-name-asian="Calibri1" style:font-size-asian="11pt" style:language-asian="en" style:country-asian="US" style:font-name-complex="Times New Roman1" style:font-size-complex="11pt" style:language-complex="ar" style:country-complex="SA"/>
    </style:style>
    <style:style style:name="P15" style:family="paragraph" style:parent-style-name="Standard">
      <style:paragraph-properties fo:margin-left="0in" fo:margin-right="0in" fo:margin-top="0in" fo:margin-bottom="0in" style:contextual-spacing="false" fo:line-height="100%" fo:text-align="end" style:justify-single-word="false" fo:orphans="2" fo:widows="2" fo:text-indent="0.2201in" style:auto-text-indent="false"/>
      <style:text-properties style:font-name="Times New Roman" fo:font-size="11pt" fo:language="ru" fo:country="RU" officeooo:paragraph-rsid="00241481" style:letter-kerning="false" fo:background-color="transparent" style:font-name-asian="Calibri1" style:font-size-asian="11pt" style:language-asian="en" style:country-asian="US" style:font-name-complex="Times New Roman1" style:font-size-complex="11pt" style:language-complex="ar" style:country-complex="SA"/>
    </style:style>
    <style:style style:name="P16" style:family="paragraph" style:parent-style-name="Standard">
      <style:paragraph-properties fo:margin-left="0in" fo:margin-right="0in" fo:margin-top="0in" fo:margin-bottom="0in" style:contextual-spacing="false" fo:line-height="100%" fo:text-align="end" style:justify-single-word="false" fo:orphans="2" fo:widows="2" fo:text-indent="0.2201in" style:auto-text-indent="false"/>
      <style:text-properties style:font-name="Times New Roman" fo:font-size="11pt" fo:language="ru" fo:country="RU" officeooo:paragraph-rsid="0025f26e" style:letter-kerning="false" fo:background-color="transparent" style:font-name-asian="Calibri1" style:font-size-asian="11pt" style:language-asian="en" style:country-asian="US" style:font-name-complex="Times New Roman1" style:font-size-complex="11pt" style:language-complex="ar" style:country-complex="SA"/>
    </style:style>
    <style:style style:name="P17" style:family="paragraph" style:parent-style-name="Standard">
      <style:paragraph-properties fo:margin-left="0in" fo:margin-right="0in" fo:margin-top="0in" fo:margin-bottom="0in" style:contextual-spacing="false" fo:line-height="100%" fo:text-align="end" style:justify-single-word="false" fo:orphans="2" fo:widows="2" fo:text-indent="0.2201in" style:auto-text-indent="false"/>
      <style:text-properties style:font-name="Times New Roman" fo:font-size="11pt" fo:language="ru" fo:country="RU" officeooo:rsid="002237fc" officeooo:paragraph-rsid="002237fc" style:letter-kerning="false" fo:background-color="#729fcf" style:font-name-asian="Calibri1" style:font-size-asian="11pt" style:language-asian="en" style:country-asian="US" style:font-name-complex="Times New Roman1" style:font-size-complex="11pt" style:language-complex="ar" style:country-complex="SA"/>
    </style:style>
    <style:style style:name="P18" style:family="paragraph" style:parent-style-name="Standard">
      <style:paragraph-properties fo:margin-left="0in" fo:margin-right="0in" fo:margin-top="0in" fo:margin-bottom="0in" style:contextual-spacing="false" fo:line-height="100%" fo:text-align="end" style:justify-single-word="false" fo:orphans="2" fo:widows="2" fo:text-indent="0in" style:auto-text-indent="false"/>
      <style:text-properties style:font-name="Times New Roman" fo:font-size="11pt" fo:language="ru" fo:country="RU" officeooo:rsid="002237fc" officeooo:paragraph-rsid="002237fc" style:letter-kerning="false" fo:background-color="#729fcf" style:font-name-asian="Calibri1" style:font-size-asian="11pt" style:language-asian="en" style:country-asian="US" style:font-name-complex="Times New Roman1" style:font-size-complex="11pt" style:language-complex="ar" style:country-complex="SA"/>
    </style:style>
    <style:style style:name="P19" style:family="paragraph" style:parent-style-name="Standard">
      <style:paragraph-properties fo:text-align="end" style:justify-single-word="false"/>
      <style:text-properties fo:color="#ff0000" loext:opacity="100%" style:font-name="Times New Roman" fo:font-size="12pt" fo:language="en" fo:country="US" fo:font-weight="bold" style:font-size-asian="12pt" style:font-weight-asian="bold" style:font-name-complex="Times New Roman1" style:font-size-complex="12pt"/>
    </style:style>
    <style:style style:name="P20" style:family="paragraph" style:parent-style-name="Standard">
      <style:paragraph-properties fo:text-align="center" style:justify-single-word="false"/>
    </style:style>
    <style:style style:name="P21" style:family="paragraph" style:parent-style-name="Standard">
      <style:paragraph-properties fo:margin-top="0in" fo:margin-bottom="0in" style:contextual-spacing="false" fo:line-height="100%" fo:text-align="center" style:justify-single-word="false" fo:orphans="2" fo:widows="2"/>
      <style:text-properties style:letter-kerning="false" style:font-name-asian="Calibri1" style:language-asian="en" style:country-asian="US" style:language-complex="ar" style:country-complex="SA"/>
    </style:style>
    <style:style style:name="P22" style:family="paragraph" style:parent-style-name="Standard">
      <style:paragraph-properties fo:margin-top="0in" fo:margin-bottom="0in"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23" style:family="paragraph" style:parent-style-name="Standard">
      <style:paragraph-properties fo:margin-top="0in" fo:margin-bottom="0in" style:contextual-spacing="false" fo:line-height="100%" fo:text-align="justify" style:justify-single-word="false" fo:orphans="2" fo:widows="2"/>
      <style:text-properties style:letter-kerning="false" style:font-name-asian="Calibri1" style:language-asian="en" style:country-asian="US"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style:letter-kerning="false" fo:background-color="transparent" style:font-name-asian="Calibri1" style:language-asian="en" style:country-asian="US"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officeooo:paragraph-rsid="002237fc" style:letter-kerning="false" fo:background-color="transparent" style:font-name-asian="Calibri1" style:language-asian="en" style:country-asian="US" style:language-complex="ar" style:country-complex="SA"/>
    </style:style>
    <style:style style:name="P26" style:family="paragraph" style:parent-style-name="Standard">
      <style:paragraph-properties fo:margin-top="0in" fo:margin-bottom="0in" style:contextual-spacing="false" fo:line-height="100%" fo:text-align="end" style:justify-single-word="false" fo:orphans="2" fo:widows="2"/>
      <style:text-properties officeooo:paragraph-rsid="001fc86f" style:letter-kerning="false" fo:background-color="transparent" style:font-name-asian="Calibri1" style:language-asian="en" style:country-asian="US" style:language-complex="ar" style:country-complex="SA"/>
    </style:style>
    <style:style style:name="P27" style:family="paragraph" style:parent-style-name="Standard">
      <style:paragraph-properties fo:margin-top="0in" fo:margin-bottom="0in" style:contextual-spacing="false" fo:line-height="100%" fo:text-align="end" style:justify-single-word="false" fo:orphans="2" fo:widows="2"/>
      <style:text-properties officeooo:paragraph-rsid="00203b85" style:letter-kerning="false" fo:background-color="transparent" style:font-name-asian="Calibri1" style:language-asian="en" style:country-asian="US" style:language-complex="ar" style:country-complex="SA"/>
    </style:style>
    <style:style style:name="P28" style:family="paragraph" style:parent-style-name="Standard">
      <style:paragraph-properties fo:margin-top="0in" fo:margin-bottom="0in" style:contextual-spacing="false" fo:line-height="100%" fo:text-align="end" style:justify-single-word="false" fo:orphans="2" fo:widows="2"/>
      <style:text-properties officeooo:paragraph-rsid="002237fc" style:letter-kerning="false" fo:background-color="transparent" style:font-name-asian="Calibri1" style:language-asian="en" style:country-asian="US" style:language-complex="ar" style:country-complex="SA"/>
    </style:style>
    <style:style style:name="P29" style:family="paragraph" style:parent-style-name="Standard">
      <style:paragraph-properties fo:margin-top="0in" fo:margin-bottom="0in" style:contextual-spacing="false" fo:line-height="100%" fo:text-align="end" style:justify-single-word="false" fo:orphans="2" fo:widows="2"/>
      <style:text-properties officeooo:paragraph-rsid="00241481" style:letter-kerning="false" fo:background-color="transparent" style:font-name-asian="Calibri1" style:language-asian="en" style:country-asian="US" style:language-complex="ar" style:country-complex="SA"/>
    </style:style>
    <style:style style:name="P30" style:family="paragraph" style:parent-style-name="Standard">
      <style:paragraph-properties fo:margin-top="0in" fo:margin-bottom="0in" style:contextual-spacing="false" fo:line-height="100%" fo:text-align="end" style:justify-single-word="false" fo:orphans="2" fo:widows="2"/>
      <style:text-properties officeooo:paragraph-rsid="001fc86f" style:letter-kerning="false" fo:background-color="#81d41a" style:font-name-asian="Calibri1" style:language-asian="en" style:country-asian="US" style:language-complex="ar" style:country-complex="SA"/>
    </style:style>
    <style:style style:name="P31" style:family="paragraph" style:parent-style-name="Standard">
      <style:paragraph-properties fo:margin-top="0in" fo:margin-bottom="0in" style:contextual-spacing="false" fo:line-height="100%" fo:text-align="end" style:justify-single-word="false" fo:orphans="2" fo:widows="2"/>
      <style:text-properties officeooo:paragraph-rsid="00241481" style:letter-kerning="false" fo:background-color="#5983b0" style:font-name-asian="Calibri1" style:language-asian="en" style:country-asian="US" style:language-complex="ar" style:country-complex="SA"/>
    </style:style>
    <style:style style:name="P32" style:family="paragraph" style:parent-style-name="Standard">
      <style:paragraph-properties fo:text-align="end" style:justify-single-word="false"/>
      <style:text-properties officeooo:rsid="001ece00" officeooo:paragraph-rsid="001ece00"/>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language="en" fo:country="US" fo:font-weight="bold" style:font-size-asian="12pt" style:font-weight-asian="bold" style:font-name-complex="Times New Roman1" style:font-size-complex="12pt"/>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officeooo:rsid="001ece00" style:font-size-asian="12pt" style:font-name-complex="Times New Roman1" style:font-size-complex="12pt"/>
    </style:style>
    <style:style style:name="T5" style:family="text">
      <style:text-properties style:font-name="Times New Roman" fo:font-size="12pt" fo:language="en" fo:country="US" officeooo:rsid="001fc86f" style:font-size-asian="12pt" style:font-name-complex="Times New Roman1" style:font-size-complex="12pt"/>
    </style:style>
    <style:style style:name="T6" style:family="text">
      <style:text-properties style:font-name="Times New Roman" fo:font-size="12pt" fo:language="en" fo:country="US" officeooo:rsid="002237fc" style:font-size-asian="12pt" style:font-name-complex="Times New Roman1" style:font-size-complex="12pt"/>
    </style:style>
    <style:style style:name="T7" style:family="text">
      <style:text-properties style:font-name="Times New Roman" fo:font-size="12pt" fo:language="en" fo:country="US" officeooo:rsid="00241481" style:font-size-asian="12pt" style:font-name-complex="Times New Roman1" style:font-size-complex="12pt"/>
    </style:style>
    <style:style style:name="T8" style:family="text">
      <style:text-properties style:font-name="Times New Roman" fo:font-size="12pt" fo:language="en" fo:country="US" officeooo:rsid="0025f26e" style:font-size-asian="12pt" style:font-name-complex="Times New Roman1" style:font-size-complex="12pt"/>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0pt" fo:language="en" fo:country="US" fo:font-weight="bold" style:font-size-asian="10pt" style:font-weight-asian="bold" style:font-name-complex="Times New Roman1" style:font-size-complex="10pt"/>
    </style:style>
    <style:style style:name="T11" style:family="text">
      <style:text-properties style:font-name="Times New Roman" fo:font-size="10pt" fo:language="en" fo:country="US" style:font-size-asian="10pt" style:font-name-complex="Times New Roman1" style:font-size-complex="10pt"/>
    </style:style>
    <style:style style:name="T12" style:family="text">
      <style:text-properties style:font-name="Times New Roman" fo:font-size="10pt" fo:language="en" fo:country="US" officeooo:rsid="001f405e" style:font-size-asian="10pt" style:font-name-complex="Times New Roman1" style:font-size-complex="10pt"/>
    </style:style>
    <style:style style:name="T13" style:family="text">
      <style:text-properties style:font-name="Times New Roman" fo:font-size="10pt" fo:language="en" fo:country="US" officeooo:rsid="002237fc" style:font-size-asian="10pt" style:font-name-complex="Times New Roman1" style:font-size-complex="10pt"/>
    </style:style>
    <style:style style:name="T14" style:family="text">
      <style:text-properties style:font-name="Times New Roman" fo:font-size="10pt" fo:language="en" fo:country="US" fo:background-color="#81d41a" loext:char-shading-value="0" style:font-size-asian="10pt" style:font-name-complex="Times New Roman1" style:font-size-complex="10pt"/>
    </style:style>
    <style:style style:name="T15" style:family="text">
      <style:text-properties style:font-name="Times New Roman" fo:font-size="10pt" fo:language="en" fo:country="US" officeooo:rsid="002237fc" fo:background-color="#81d41a" loext:char-shading-value="0" style:font-size-asian="10pt" style:font-name-complex="Times New Roman1" style:font-size-complex="10pt"/>
    </style:style>
    <style:style style:name="T16" style:family="text">
      <style:text-properties style:font-name="Times New Roman" fo:font-size="10pt" fo:language="en" fo:country="US" fo:background-color="#ffff00" loext:char-shading-value="0" style:font-size-asian="10pt" style:font-name-complex="Times New Roman1" style:font-size-complex="10pt"/>
    </style:style>
    <style:style style:name="T17" style:family="text">
      <style:text-properties style:font-name="Times New Roman" fo:font-size="10pt" fo:language="en" fo:country="US" officeooo:rsid="00241481" fo:background-color="#ffff00" loext:char-shading-value="0" style:font-size-asian="10pt" style:font-name-complex="Times New Roman1" style:font-size-complex="10pt"/>
    </style:style>
    <style:style style:name="T18" style:family="text">
      <style:text-properties style:font-name="Times New Roman" fo:font-size="10pt" fo:language="en" fo:country="US" fo:background-color="#5983b0" loext:char-shading-value="0" style:font-size-asian="10pt" style:font-name-complex="Times New Roman1" style:font-size-complex="10pt"/>
    </style:style>
    <style:style style:name="T19" style:family="text">
      <style:text-properties style:font-name="Times New Roman" fo:font-size="10pt" fo:language="en" fo:country="US" officeooo:rsid="002237fc" fo:background-color="#729fcf" loext:char-shading-value="0" style:font-size-asian="10pt" style:font-name-complex="Times New Roman1" style:font-size-complex="10pt"/>
    </style:style>
    <style:style style:name="T20" style:family="text">
      <style:text-properties fo:color="#ff0000" loext:opacity="100%" style:font-name="Times New Roman" fo:font-size="12pt" fo:font-weight="bold" style:font-size-asian="12pt" style:font-weight-asian="bold" style:font-name-complex="Times New Roman1" style:font-size-complex="12pt"/>
    </style:style>
    <style:style style:name="T21" style:family="text">
      <style:text-properties fo:font-size="10pt" fo:language="en" fo:country="US" style:font-size-asian="10pt" style:font-size-complex="10pt"/>
    </style:style>
    <style:style style:name="T22" style:family="text">
      <style:text-properties fo:font-size="10pt" fo:language="en" fo:country="US" officeooo:rsid="00203b85" style:font-size-asian="10pt" style:font-size-complex="10pt"/>
    </style:style>
    <style:style style:name="T23" style:family="text">
      <style:text-properties fo:font-size="10pt" fo:language="en" fo:country="US" officeooo:rsid="00241481" style:font-size-asian="10pt" style:font-size-complex="10pt"/>
    </style:style>
    <style:style style:name="T24" style:family="text">
      <style:text-properties fo:font-size="10pt" fo:language="en" fo:country="US" fo:background-color="#81d41a" loext:char-shading-value="0" style:font-size-asian="10pt" style:font-size-complex="10pt"/>
    </style:style>
    <style:style style:name="T25" style:family="text">
      <style:text-properties fo:font-size="10pt" fo:language="en" fo:country="US" officeooo:rsid="001fc86f" fo:background-color="#81d41a" loext:char-shading-value="0" style:font-size-asian="10pt" style:font-size-complex="10pt"/>
    </style:style>
    <style:style style:name="T26" style:family="text">
      <style:text-properties fo:font-size="10pt" fo:language="en" fo:country="US" officeooo:rsid="00203b85" fo:background-color="#81d41a" loext:char-shading-value="0" style:font-size-asian="10pt" style:font-size-complex="10pt"/>
    </style:style>
    <style:style style:name="T27" style:family="text">
      <style:text-properties fo:font-size="10pt" fo:language="en" fo:country="US" fo:background-color="#ffff00" loext:char-shading-value="0" style:font-size-asian="10pt" style:font-size-complex="10pt"/>
    </style:style>
    <style:style style:name="T28" style:family="text">
      <style:text-properties fo:font-size="10pt" fo:language="en" fo:country="US" officeooo:rsid="001fc86f" fo:background-color="#ffff00" loext:char-shading-value="0" style:font-size-asian="10pt" style:font-size-complex="10pt"/>
    </style:style>
    <style:style style:name="T29" style:family="text">
      <style:text-properties fo:font-size="10pt" fo:language="en" fo:country="US" officeooo:rsid="00203b85" fo:background-color="#ffff00" loext:char-shading-value="0" style:font-size-asian="10pt" style:font-size-complex="10pt"/>
    </style:style>
    <style:style style:name="T30" style:family="text">
      <style:text-properties fo:font-size="10pt" fo:language="en" fo:country="US" officeooo:rsid="00241481" fo:background-color="#ffff00" loext:char-shading-value="0" style:font-size-asian="10pt" style:font-size-complex="10pt"/>
    </style:style>
    <style:style style:name="T31" style:family="text">
      <style:text-properties fo:font-size="10pt" fo:language="en" fo:country="US" fo:background-color="#729fcf" loext:char-shading-value="0" style:font-size-asian="10pt" style:font-size-complex="10pt"/>
    </style:style>
    <style:style style:name="T32" style:family="text">
      <style:text-properties fo:font-size="10pt" fo:language="en" fo:country="US" officeooo:rsid="00203b85" fo:background-color="#729fcf" loext:char-shading-value="0" style:font-size-asian="10pt" style:font-size-complex="10pt"/>
    </style:style>
    <style:style style:name="T33" style:family="text">
      <style:text-properties fo:font-size="10pt" fo:language="en" fo:country="US" officeooo:rsid="00241481" fo:background-color="#729fcf" loext:char-shading-value="0"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Осень 202</text:span><text:span text:style-name="T2">3</text:span><text:span text:style-name="T1">-2024</text:span></text:p>
      <text:p text:style-name="P1"><text:span text:style-name="T20">Базовый уровень</text:span></text:p>
      <text:p text:style-name="P32"><text:span text:style-name="T9">Ребдев Павел Александрович</text:span></text:p>
      <text:p text:style-name="P1"><text:span text:style-name="T9">Группа 5130904</text:span><text:span text:style-name="T3">/</text:span><text:span text:style-name="T9">30008</text:span></text:p>
      <text:p text:style-name="P1"><text:span text:style-name="T3">Active vocabulary: </text:span><text:span text:style-name="T6">1</text:span><text:span text:style-name="T8">9</text:span><text:span text:style-name="T3">, Grammar structures: </text:span><text:span text:style-name="T7">5</text:span><text:span text:style-name="T3">, Linkers: </text:span><text:span text:style-name="T5">1</text:span><text:span text:style-name="T7">5</text:span><text:span text:style-name="T3">, Total: </text:span><text:span text:style-name="T5">5</text:span><text:span text:style-name="T7">56</text:span><text:span text:style-name="T4"> </text:span><text:span text:style-name="T3">words.</text:span></text:p>
      <text:p text:style-name="P2"/>
      <text:p text:style-name="P19"/>
      <text:p text:style-name="P20"><text:span text:style-name="T3">Monologue PERSONALIT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table:table-cell>
          <table:table-cell table:style-name="Table1.A1" office:value-type="string">
            <text:p text:style-name="P21"><text:span text:style-name="T3">The text of the monologue</text:span></text:p>
            <text:p text:style-name="P4"/>
          </table:table-cell>
          <table:table-cell table:style-name="Table1.A1" office:value-type="string">
            <text:p text:style-name="P21"><text:span text:style-name="T3">Vocabulary, Grammar Structures, Linking Words and Phrases</text:span></text:p>
          </table:table-cell>
        </table:table-row>
        <table:table-row table:style-name="Table1.2">
          <table:table-cell table:style-name="Table1.A1" office:value-type="string">
            <text:p text:style-name="P22"><text:span text:style-name="T10">Step 1. Introduction</text:span></text:p>
            <text:p text:style-name="P23"><text:span text:style-name="T11">1. Start with a hook sentence that will attract the listener’s attention, a quote, a proverb, etc.</text:span></text:p>
            <text:p text:style-name="P23"><text:span text:style-name="T11">2. Lead your speech steadily to the main part of your talk.</text:span></text:p>
            <text:p text:style-name="P23"><text:span text:style-name="T11">3. The introduction may consist of 3-6 sentences.</text:span></text:p>
          </table:table-cell>
          <table:table-cell table:style-name="Table1.A1" office:value-type="string">
            <text:p text:style-name="P5"/>
          </table:table-cell>
          <table:table-cell table:style-name="Table1.A1" office:value-type="string">
            <text:p text:style-name="P5"><text:bookmark-start text:name="_GoBack"/></text:p>
          </table:table-cell>
        </table:table-row>
        <table:table-row table:style-name="Table1.1">
          <table:table-cell table:style-name="Table1.A1" office:value-type="string">
            <text:p text:style-name="P22"><text:bookmark-end text:name="_GoBack"/><text:span text:style-name="T10">Step 2. Personality Types</text:span></text:p>
            <text:p text:style-name="P22"><text:span text:style-name="T11">2.1. Speak about two personality types (extroverts and introverts). What tells you more about a person’s personality: their clothes, their body language, their voice, their tastes or something els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22"><text:span text:style-name="T11">2.2. What personality types would some jobs (e.g. a computer programmer, a researcher, etc.) attract and why?</text:span></text:p>
          </table:table-cell>
          <table:table-cell table:style-name="Table1.A1" office:value-type="string">
            <text:p text:style-name="P10"><text:span text:style-name="T24">Nevertheless</text:span><text:span text:style-name="T21">, people are often sorted into two </text:span><text:span text:style-name="T27">personality type</text:span><text:span text:style-name="T21">: </text:span><text:span text:style-name="T27">introverts</text:span><text:span text:style-name="T21"> and </text:span><text:span text:style-name="T27">extroverts</text:span><text:span text:style-name="T21">. </text:span><text:span text:style-name="T24">In truth</text:span><text:span text:style-name="T21">, many folks </text:span><text:span text:style-name="T31">have</text:span><text:span text:style-name="T21"> a mix of </text:span><text:span text:style-name="T31">both</text:span><text:span text:style-name="T21"> qualities: </text:span><text:span text:style-name="T27">extraversion</text:span><text:span text:style-name="T31"> and </text:span><text:span text:style-name="T27">introversion</text:span><text:span text:style-name="T21">.</text:span></text:p>
            <text:p text:style-name="P8"><text:span text:style-name="T21">There are </text:span><text:span text:style-name="T31">such</text:span><text:span text:style-name="T21"> </text:span><text:span text:style-name="T27">personal qualities</text:span><text:span text:style-name="T21"> </text:span><text:span text:style-name="T31">as</text:span><text:span text:style-name="T21">: </text:span><text:span text:style-name="T27">extraversion</text:span><text:span text:style-name="T21"> and </text:span><text:span text:style-name="T27">introversion</text:span><text:span text:style-name="T21">, let's try to understand what they mean, you will understand who </text:span><text:span text:style-name="T27">extroverts</text:span><text:span text:style-name="T21"> and </text:span><text:span text:style-name="T27">introverts</text:span><text:span text:style-name="T21"> are.</text:span></text:p>
            <text:p text:style-name="P7"/>
            <text:p text:style-name="P9"><text:span text:style-name="T27">Extroverts</text:span><text:span text:style-name="T21">, </text:span><text:span text:style-name="T24">for instance</text:span><text:span text:style-name="T21">, are folks who like to look outward. </text:span><text:span text:style-name="T31">They </text:span><text:span text:style-name="T33">are </text:span><text:span text:style-name="T31">usually</text:span><text:span text:style-name="T23"> </text:span><text:span text:style-name="T29">energetic</text:span><text:span text:style-name="T21">, </text:span><text:span text:style-name="T27">sociable</text:span><text:span text:style-name="T21">, </text:span><text:span text:style-name="T29">cheerful</text:span><text:span text:style-name="T21">, </text:span><text:span text:style-name="T29">ambitious</text:span><text:span text:style-name="T21">, </text:span><text:span text:style-name="T22">and </text:span><text:span text:style-name="T29">adorable</text:span><text:span text:style-name="T21">. They often act first, then think. When </text:span><text:span text:style-name="T27">extroverts</text:span><text:span text:style-name="T21"> feel down, unmotivated, or low on energy, they seek external things to lift their spirits. </text:span><text:span text:style-name="T24">For instance</text:span><text:span text:style-name="T21">, they might go out, call friends, or have a party. It seems like they have endless energy. They may use big gestures and keep eye contact when they talk. </text:span><text:span text:style-name="T27">Extroverts</text:span><text:span text:style-name="T21"> prefer colorful and attention-grabbing clothing.</text:span></text:p>
            <text:p text:style-name="P7"/>
            <text:p text:style-name="P10"><text:span text:style-name="T24">On the flip side</text:span><text:span text:style-name="T21">, </text:span><text:span text:style-name="T27">introverts</text:span><text:span text:style-name="T21"> like to look inward. They're most comfortable when they're alone and enjoy thinking and reflecting. </text:span><text:span text:style-name="T31">They're</text:span><text:span text:style-name="T21"> </text:span><text:span text:style-name="T27">reserved</text:span><text:span text:style-name="T21">, </text:span><text:span text:style-name="T27">quiet</text:span><text:span text:style-name="T21">, </text:span><text:span text:style-name="T27">cautious</text:span><text:span text:style-name="T21">, and sometimes </text:span><text:span text:style-name="T27">indecisive, </text:span><text:span text:style-name="T32">but also</text:span><text:span text:style-name="T22"> they are very</text:span><text:span text:style-name="T29"> creative</text:span><text:span text:style-name="T21">. </text:span><text:span text:style-name="T24">So</text:span><text:span text:style-name="T21">, they like to think carefully and consider things before taking action. They often analyze things before speaking. Unlike </text:span><text:span text:style-name="T27">extroverts</text:span><text:span text:style-name="T21">, </text:span><text:span text:style-name="T27">introverts </text:span><text:span text:style-name="T21">value having fewer but deeper experiences. When </text:span><text:span text:style-name="T27">introverts</text:span><text:span text:style-name="T21"> feel bad or stressed, they turn to their inner thoughts for energy and motivation.</text:span></text:p>
            <text:p text:style-name="P7"><text:soft-page-break/></text:p>
            <text:p text:style-name="P7"><text:span text:style-name="T21">To gauge someone's attitude, you can look at how they present themselves. </text:span><text:span text:style-name="T27">Introverts</text:span><text:span text:style-name="T21"> favor comfy clothing that's all about personal comfort rather than grabbing attention. They like calm colors and simple accessories. If you see someone dressed like this, then you can be pretty sure that they're an </text:span><text:span text:style-name="T27">introvert.</text:span></text:p>
            <text:p text:style-name="P8"/>
            <text:p text:style-name="P8"/>
            <text:p text:style-name="P8"/>
            <text:p text:style-name="P7"><text:span text:style-name="T27">Introverts</text:span><text:span text:style-name="T21"> don't enjoy social activities as much and prefer jobs that allow them to work alone, </text:span><text:span text:style-name="T24">like</text:span><text:span text:style-name="T21"> being artists, writers, engineers, or inventors. In contrast, typical </text:span><text:span text:style-name="T27">extrovert</text:span><text:span text:style-name="T21"> jobs are in fields like politics, sales, teaching, and management. </text:span><text:span text:style-name="T27">Extroverts</text:span><text:span text:style-name="T21"> enjoy interacting with others and are often successful in such roles. This doesn't mean they lack confidence. In fact, they usually have plenty of it.</text:span></text:p>
          </table:table-cell>
          <table:table-cell table:style-name="Table1.A1" office:value-type="string">
            <text:p text:style-name="P12"><text:span text:style-name="T24">Nevertheless</text:span></text:p>
            <text:p text:style-name="P12"><text:span text:style-name="T24">In truth</text:span></text:p>
            <text:p text:style-name="P12"><text:span text:style-name="T24">for instance</text:span><text:span text:style-name="T25">(2)</text:span></text:p>
            <text:p text:style-name="P12"><text:span text:style-name="T25">On the flip side</text:span></text:p>
            <text:p text:style-name="P12"><text:span text:style-name="T25">So</text:span></text:p>
            <text:p text:style-name="P12"><text:span text:style-name="T25">like</text:span></text:p>
            <text:p text:style-name="P13"><text:span text:style-name="T26">but also</text:span></text:p>
            <text:p text:style-name="P12"><text:span text:style-name="T25"/></text:p>
            <text:p text:style-name="P12"><text:span text:style-name="T28">personality type</text:span></text:p>
            <text:p text:style-name="P12"><text:span text:style-name="T28">introvert(</text:span><text:span text:style-name="T30">8</text:span><text:span text:style-name="T28">)</text:span></text:p>
            <text:p text:style-name="P12"><text:span text:style-name="T28">extrovert(</text:span><text:span text:style-name="T30">8</text:span><text:span text:style-name="T28">)</text:span></text:p>
            <text:p text:style-name="P12"><text:span text:style-name="T28">personal qualities</text:span></text:p>
            <text:p text:style-name="P12"><text:span text:style-name="T28">extraversion</text:span><text:span text:style-name="T30">(2)</text:span></text:p>
            <text:p text:style-name="P15"><text:span text:style-name="T28">introversion</text:span><text:span text:style-name="T30">(2)</text:span></text:p>
            <text:p text:style-name="P13"><text:span text:style-name="T29">ambitious</text:span></text:p>
            <text:p text:style-name="P13"><text:span text:style-name="T29">adorable</text:span></text:p>
            <text:p text:style-name="P13"><text:span text:style-name="T29">cheerful</text:span></text:p>
            <text:p text:style-name="P16"><text:span text:style-name="T29">sociable</text:span></text:p>
            <text:p text:style-name="P13"><text:span text:style-name="T29">energetic</text:span></text:p>
            <text:p text:style-name="P13"><text:span text:style-name="T29">indecisive</text:span></text:p>
            <text:p text:style-name="P16"><text:span text:style-name="T29">quiet</text:span></text:p>
            <text:p text:style-name="P13"><text:span text:style-name="T29">cautious</text:span></text:p>
            <text:p text:style-name="P13"><text:span text:style-name="T29">creative</text:span></text:p>
            <text:p text:style-name="P14"><text:span text:style-name="T29">reserved</text:span></text:p>
            <text:p text:style-name="P14"><text:span text:style-name="T29"/></text:p>
            <text:p text:style-name="P15"><text:span text:style-name="T32">They </text:span><text:span text:style-name="T33">are </text:span><text:span text:style-name="T32">usually</text:span></text:p>
            <text:p text:style-name="P11"><text:span text:style-name="T32"/></text:p>
            <text:p text:style-name="P17"><text:span text:style-name="T22">h</text:span><text:span text:style-name="T21">ave both: something and something</text:span></text:p>
            <text:p text:style-name="P17"><text:span text:style-name="T21"/></text:p>
            <text:p text:style-name="P18"><text:span text:style-name="T21">such as:</text:span></text:p>
            <text:p text:style-name="P18"><text:soft-page-break/><text:span text:style-name="T21"/></text:p>
            <text:p text:style-name="P18"><text:span text:style-name="T21">They are…, but also...</text:span></text:p>
          </table:table-cell>
        </table:table-row>
        <table:table-row table:style-name="Table1.4">
          <table:table-cell table:style-name="Table1.A1" office:value-type="string">
            <text:p text:style-name="P22"><text:span text:style-name="T10">Step 3. Charisma</text:span></text:p>
            <text:p text:style-name="P23"><text:span text:style-name="T11">3.1. What is charisma? Give an example of a charismatic personality and explain why you find him/her charismatic.</text:span></text:p>
            <text:p text:style-name="P6"/>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3.2. Is charisma the most important quality to possess if you want to be successful in your career? If not, what other qualities are important?</text:span></text:p>
            <text:p text:style-name="P6"/>
            <text:p text:style-name="P6"/>
          </table:table-cell>
          <table:table-cell table:style-name="Table1.A1" office:value-type="string">
            <text:p text:style-name="P24"><text:span text:style-name="T14">So</text:span><text:span text:style-name="T11">, what's </text:span><text:span text:style-name="T16">charisma</text:span><text:span text:style-name="T11">? </text:span><text:span text:style-name="T14">Well</text:span><text:span text:style-name="T11">, many people mix it up with fame, but it's not the same. </text:span><text:span text:style-name="T16">Charisma</text:span><text:span text:style-name="T11"> is like magic, and it's rare. It can be something you're born with, but you can also learn it. </text:span><text:span text:style-name="T16">Charismatic</text:span><text:span text:style-name="T11"> people can inspire others and make them see them as leaders. They can draw people to them. </text:span><text:span text:style-name="T14">For instance</text:span><text:span text:style-name="T11">, Martin Luther King was a leader in the United States Civil Rights movement. He had </text:span><text:span text:style-name="T16">charisma</text:span><text:span text:style-name="T11"> and used it positively to fight against inequality between black </text:span><text:span text:style-name="T12">skin</text:span><text:span text:style-name="T11"> and white </text:span><text:span text:style-name="T12">skin </text:span><text:span text:style-name="T11">people. Convincing thousands to stand up against current regime was very hard. </text:span><text:span text:style-name="T19">He </text:span><text:span text:style-name="T15">once</text:span><text:span text:style-name="T19"> said that we can accept disappointment, but we should never lose hope.</text:span></text:p>
            <text:p text:style-name="P24"><text:span text:style-name="T11"/></text:p>
            <text:p text:style-name="P24"><text:span text:style-name="T11"/></text:p>
            <text:p text:style-name="P24"><text:span text:style-name="T11"/></text:p>
            <text:p text:style-name="P25"><text:span text:style-name="T11">It is </text:span><text:span text:style-name="T14">not uncommon</text:span><text:span text:style-name="T11"> to hear the question: does </text:span><text:span text:style-name="T16">charisma</text:span><text:span text:style-name="T11"> help in moving up the career ladder? </text:span><text:span text:style-name="T14">I believe that</text:span><text:span text:style-name="T11"> </text:span><text:span text:style-name="T16">charisma</text:span><text:span text:style-name="T11"> can help a person in career advancement, </text:span><text:span text:style-name="T14">only if</text:span><text:span text:style-name="T11"> he has a good command of his profession, or his profession requires a lot of </text:span><text:span text:style-name="T16">charisma</text:span><text:span text:style-name="T11">. </text:span><text:span text:style-name="T14">For example</text:span><text:span text:style-name="T11">, if a person </text:span><text:span text:style-name="T16">have charisma</text:span><text:span text:style-name="T11"> and works as a programmer, but does not know a single programming language, then it is unlikely that he should count on a promotion. </text:span><text:span text:style-name="T14">At the same time</text:span><text:span text:style-name="T11">, a person who knows his profession perfectly well can concede a promotion to a colleague who does not have the same skills, but who has more </text:span><text:span text:style-name="T16">charisma</text:span><text:span text:style-name="T11">. </text:span><text:span text:style-name="T14">As a result</text:span><text:span text:style-name="T11">, we can deduce the following: </text:span><text:span text:style-name="T16">charisma</text:span><text:span text:style-name="T11"> helps in the career of those who can already do something</text:span></text:p>
          </table:table-cell>
          <table:table-cell table:style-name="Table1.A1" office:value-type="string">
            <text:p text:style-name="P30"><text:span text:style-name="T11">So</text:span></text:p>
            <text:p text:style-name="P26"><text:span text:style-name="T14">Well</text:span></text:p>
            <text:p text:style-name="P29"><text:span text:style-name="T14">For instance</text:span></text:p>
            <text:p text:style-name="P26"><text:span text:style-name="T14">once</text:span></text:p>
            <text:p text:style-name="P26"><text:span text:style-name="T14">not uncommon</text:span></text:p>
            <text:p text:style-name="P26"><text:span text:style-name="T14">I believe that</text:span></text:p>
            <text:p text:style-name="P26"><text:span text:style-name="T14">only if</text:span></text:p>
            <text:p text:style-name="P26"><text:span text:style-name="T14">For example</text:span></text:p>
            <text:p text:style-name="P26"><text:span text:style-name="T14">At the same time</text:span></text:p>
            <text:p text:style-name="P26"><text:span text:style-name="T14">As a result</text:span></text:p>
            <text:p text:style-name="P26"><text:span text:style-name="T14"/></text:p>
            <text:p text:style-name="P27"><text:span text:style-name="T16">charisma</text:span><text:span text:style-name="T17">(9)</text:span></text:p>
            <text:p text:style-name="P27"><text:span text:style-name="T16">Charismatic</text:span></text:p>
            <text:p text:style-name="P28"><text:span text:style-name="T16">have charisma</text:span></text:p>
            <text:p text:style-name="P28"><text:span text:style-name="T16"/></text:p>
            <text:p text:style-name="P31"><text:span text:style-name="T13">He once said that we can accept disappointment, but we should never lose hope.</text:span></text:p>
          </table:table-cell>
        </table:table-row>
        <table:table-row table:style-name="Table1.5">
          <table:table-cell table:style-name="Table1.A1" office:value-type="string">
            <text:p text:style-name="P22"><text:span text:style-name="T10">Step 4. CREATIVE THINKING</text:span></text:p>
            <text:p text:style-name="P23"><text:span text:style-name="T11">Introduce your own extra idea(s) on the topic that hasn’t / haven’t been mentioned before. Justify your choice.</text:span></text:p>
            <text:p text:style-name="P5"/>
          </table:table-cell>
          <table:table-cell table:style-name="Table1.A1" office:value-type="string">
            <text:p text:style-name="P5"/>
          </table:table-cell>
          <table:table-cell table:style-name="Table1.A1" office:value-type="string">
            <text:p text:style-name="P4"/>
          </table:table-cell>
        </table:table-row>
        <table:table-row table:style-name="Table1.6">
          <table:table-cell table:style-name="Table1.A1" office:value-type="string">
            <text:p text:style-name="P22"><text:span text:style-name="T10">Step 5. Conclusion</text:span></text:p>
            <text:p text:style-name="P5"/>
            <text:p text:style-name="P22"><text:span text:style-name="T11"><text:s/>Summarise the ideas of steps 2, 3, 4. </text:span></text:p>
            <text:p text:style-name="P5"/>
          </table:table-cell>
          <table:table-cell table:style-name="Table1.A1" office:value-type="string">
            <text:p text:style-name="P5"/>
          </table:table-cell>
          <table:table-cell table:style-name="Table1.A1" office:value-type="string">
            <text:p text:style-name="P5"/>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Заголовок_20_1_20_Знак"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9846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25</meta:editing-cycles>
    <meta:print-date>2021-09-27T20:48:00</meta:print-date>
    <meta:creation-date>2021-09-27T20:48:00</meta:creation-date>
    <dc:date>2023-10-13T10:52:37.767228357</dc:date>
    <meta:editing-duration>PT4H37M23S</meta:editing-duration>
    <meta:generator>LibreOffice/7.3.7.2$Linux_X86_64 LibreOffice_project/30$Build-2</meta:generator>
    <meta:document-statistic meta:table-count="1" meta:image-count="0" meta:object-count="0" meta:page-count="2" meta:paragraph-count="71" meta:word-count="843" meta:character-count="5205" meta:non-whitespace-character-count="4431"/>
    <meta:user-defined meta:name="AppVersion">12.0000</meta:user-defined>
    <meta:user-defined meta:name="Company">Hewlett-Packard</meta:user-defined>
    <meta:template xlink:type="simple" xlink:actuate="onRequest" xlink:title="Normal" xlink:href=""/>
  </office:meta>
</office:document-meta>
</file>